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3448" officeooo:paragraph-rsid="00143448"/>
    </style:style>
    <style:style style:name="P2" style:family="paragraph" style:parent-style-name="Standard" style:list-style-name="L1">
      <style:text-properties officeooo:rsid="001466a8" officeooo:paragraph-rsid="0016859a"/>
    </style:style>
    <style:style style:name="P3" style:family="paragraph" style:parent-style-name="Standard" style:list-style-name="L1">
      <style:text-properties officeooo:rsid="0014a283" officeooo:paragraph-rsid="0014a283"/>
    </style:style>
    <style:style style:name="P4" style:family="paragraph" style:parent-style-name="Standard" style:list-style-name="L1">
      <style:text-properties officeooo:rsid="0014a283" officeooo:paragraph-rsid="0016859a"/>
    </style:style>
    <style:style style:name="P5" style:family="paragraph" style:parent-style-name="Standard" style:list-style-name="L1">
      <style:text-properties officeooo:rsid="00179b2f" officeooo:paragraph-rsid="00179b2f"/>
    </style:style>
    <style:style style:name="P6" style:family="paragraph" style:parent-style-name="Standard">
      <style:text-properties officeooo:rsid="00179b2f" officeooo:paragraph-rsid="00179b2f"/>
    </style:style>
    <style:style style:name="P7" style:family="paragraph" style:parent-style-name="Standard">
      <style:text-properties officeooo:rsid="00181af3" officeooo:paragraph-rsid="00181af3"/>
    </style:style>
    <style:style style:name="P8" style:family="paragraph" style:parent-style-name="Text_20_body" style:list-style-name="WWNum2">
      <style:text-properties fo:background-color="#008000"/>
    </style:style>
    <style:style style:name="P9" style:family="paragraph" style:parent-style-name="Text_20_body" style:list-style-name="WWNum2">
      <style:text-properties fo:background-color="#ffff00"/>
    </style:style>
    <style:style style:name="P10" style:family="paragraph" style:parent-style-name="Text_20_body">
      <style:paragraph-properties fo:margin-top="0cm" fo:margin-bottom="0.247cm" loext:contextual-spacing="false"/>
      <style:text-properties fo:background-color="#ffff00"/>
    </style:style>
    <style:style style:name="P11" style:family="paragraph" style:parent-style-name="Text_20_body" style:list-style-name="WWNum2">
      <style:paragraph-properties fo:margin-top="0cm" fo:margin-bottom="0.247cm" loext:contextual-spacing="false"/>
      <style:text-properties fo:background-color="#ffff00"/>
    </style:style>
    <style:style style:name="P12" style:family="paragraph" style:parent-style-name="Text_20_body">
      <style:paragraph-properties fo:margin-top="0cm" fo:margin-bottom="0.247cm" loext:contextual-spacing="false"/>
      <style:text-properties officeooo:rsid="00147e8e" officeooo:paragraph-rsid="00147e8e" fo:background-color="#ffff00"/>
    </style:style>
    <style:style style:name="P13" style:family="paragraph" style:parent-style-name="Heading_20_1" style:list-style-name="WWNum1" style:master-page-name="Standard">
      <style:paragraph-properties fo:margin-top="0.423cm" fo:margin-bottom="0.212cm" loext:contextual-spacing="false" style:page-number="auto"/>
    </style:style>
    <style:style style:name="P14" style:family="paragraph" style:parent-style-name="Heading_20_1" style:list-style-name="WWNum1">
      <style:paragraph-properties fo:margin-top="0.423cm" fo:margin-bottom="0.212cm" loext:contextual-spacing="false"/>
      <style:text-properties officeooo:paragraph-rsid="00143448" fo:background-color="transparent"/>
    </style:style>
    <style:style style:name="T1" style:family="text">
      <style:text-properties officeooo:rsid="00143448"/>
    </style:style>
    <style:style style:name="T2" style:family="text">
      <style:text-properties officeooo:rsid="0014a283"/>
    </style:style>
    <style:style style:name="T3" style:family="text">
      <style:text-properties officeooo:rsid="0016859a"/>
    </style:style>
    <style:style style:name="T4" style:family="text">
      <style:text-properties officeooo:rsid="0019f3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47238437" text:style-name="WWNum1">
        <text:list-item>
          <text:h text:style-name="P13" text:outline-level="1">Note Lavatrice 9 14/3/2019</text:h>
        </text:list-item>
      </text:list>
      <text:p text:style-name="Text_20_body"/>
      <text:list xml:id="list4272838296" text:style-name="WWNum2">
        <text:list-item>
          <text:p text:style-name="P8">Sezione 3 Segmento 1382, bloccato @MOV &amp;2 in H0</text:p>
        </text:list-item>
        <text:list-item>
          <text:p text:style-name="P8">Su HMI: i pulsanti “Indietro” da Acqua/Acido/Glutaral cambiati su &amp;0 H0 invece di &amp;4 H0</text:p>
        </text:list-item>
        <text:list-item>
          <text:p text:style-name="P9">Cambiare numero di sottorighe a 100 (?) (E0 da indirizzo 20000-24900 a 20000-29900)<text:line-break/>Non prende indirizzi di configurazione scheda, sono sulle D</text:p>
        </text:list-item>
        <text:list-item>
          <text:p text:style-name="P9">Sentire Giuseppe in Elettrosistemi per decidere formato data/ora da visualizzare su PC, se formato in INT da elaborare su PC oppure formato STRING già pronto.<text:line-break/>(avanzano 10 indirizzi in fondo alla riga, quindi 20 caratteri. Per inserire 2 date/ora servono altri 10 indirizzi, avanzano volendo dopo la descrizione)</text:p>
        </text:list-item>
        <text:list-item>
          <text:p text:style-name="P9">In ricetta manca l’ora teorica di start per ogni riga</text:p>
        </text:list-item>
        <text:list-item>
          <text:p text:style-name="P11">Vedere con Giuseppe in che formato visualizzare i parametri delle sottorighe su PC.<text:line-break/>Su PLC sono INT e REAL.</text:p>
        </text:list-item>
      </text:list>
      <text:p text:style-name="P10"/>
      <text:p text:style-name="P10"/>
      <text:p text:style-name="P12">Da E14700 a 15000 sono libere</text:p>
      <text:list xml:id="list172303512790340" text:continue-list="list1947238437" text:style-name="WWNum1">
        <text:list-item>
          <text:h text:style-name="P14" text:outline-level="1">Note Lavatrice 9 <text:span text:style-name="T1">18</text:span>/<text:span text:style-name="T1">4</text:span>/2019</text:h>
        </text:list-item>
      </text:list>
      <text:list xml:id="list2124898688" text:style-name="L1">
        <text:list-item>
          <text:p text:style-name="P1">Mettere collegamento da pulsante fermo botte a pagina “apri/chiudi”/”avanti/indietro” e viceversa <text:span text:style-name="T3">(solo botte)</text:span></text:p>
        </text:list-item>
        <text:list-item>
          <text:p text:style-name="P1">Controllare perché l’acido formico non parte se viene inserito subito dopo un prodotto chimico (non succede l’opposto, ovvero se viene inserito l’acido e subito dopo un prodotto va bene)</text:p>
        </text:list-item>
        <text:list-item>
          <text:p text:style-name="P2">Aggiunto di scrivere stato=2 nel momento in cui viene registrata una sottoriga nuova<text:tab/><text:tab/><text:span text:style-name="T2">//Riportato su botte 0.5.0 </text:span></text:p>
        </text:list-item>
        <text:list-item>
          <text:p text:style-name="P3">Cambiata E21006 con E14700 come puntatore<text:tab/>//<text:span text:style-name="T3">Riportato su botte 0.5.0 </text:span></text:p>
        </text:list-item>
        <text:list-item>
          <text:p text:style-name="P4">// E22000<text:tab/>con E14702<text:tab/><text:tab/><text:tab/><text:tab/><text:tab/><text:tab/><text:tab/>//<text:span text:style-name="T3">Riportato su botte 0.5.0 </text:span></text:p>
        </text:list-item>
        <text:list-item>
          <text:p text:style-name="P4">// E22002 con E14704<text:tab/><text:tab/><text:tab/><text:tab/><text:tab/><text:tab/><text:tab/>//<text:span text:style-name="T3">Riportato su botte 0.5.0 </text:span></text:p>
        </text:list-item>
        <text:list-item>
          <text:p text:style-name="P4">// E22004 con E14706<text:tab/><text:tab/><text:tab/><text:tab/><text:tab/><text:tab/><text:tab/>//<text:span text:style-name="T3">Riportato su botte 0.5.0 </text:span></text:p>
        </text:list-item>
        <text:list-item>
          <text:p text:style-name="P5">TimxTempDelay ogni tanto rimane settato, ad esempio se vado ad un passo &gt;60 min e poi vado ad uno diverso. Va resettato sul cambio passo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7">Camera ½ aggiungere bit di controllo scarto:</text:p>
      <text:p text:style-name="P7">- =1 se da controllare (canale di scarti =0 su quella stazione)</text:p>
      <text:p text:style-name="P7">- =0 se già scartato (devo mandare comunque il trigger)<text:line-break/><text:line-break/><text:span text:style-name="T4">Camera 2: controllo etichette su etichettatrice<text:line-break/>- non inviare richiesta se l’etichettatrice è disabilitata da funz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it" fo:country="I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9:40:13</meta:creation-date>
    <dc:language>it-IT</dc:language>
    <dc:date>2019-04-24T17:23:01.415471918</dc:date>
    <meta:editing-cycles>10</meta:editing-cycles>
    <meta:editing-duration>PT7H10M44S</meta:editing-duration>
    <meta:generator>LibreOffice/6.0.7.3$Linux_X86_64 LibreOffice_project/00m0$Build-3</meta:generator>
    <meta:document-statistic meta:table-count="0" meta:image-count="0" meta:object-count="0" meta:page-count="1" meta:paragraph-count="20" meta:word-count="314" meta:character-count="1902" meta:non-whitespace-character-count="1597"/>
  </office:meta>
</office:document-meta>
</file>